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P1" style:family="paragraph" style:parent-style-name="Standard">
      <style:text-properties officeooo:rsid="001e048e" officeooo:paragraph-rsid="001e048e"/>
    </style:style>
    <style:style style:name="P2" style:family="paragraph" style:parent-style-name="Standard">
      <style:text-properties officeooo:rsid="001e048e" officeooo:paragraph-rsid="0024817c"/>
    </style:style>
    <style:style style:name="P3" style:family="paragraph" style:parent-style-name="Standard" style:list-style-name="L1">
      <style:text-properties officeooo:rsid="00211de8" officeooo:paragraph-rsid="00211de8"/>
    </style:style>
    <style:style style:name="P4" style:family="paragraph" style:parent-style-name="Standard" style:list-style-name="L1">
      <style:text-properties officeooo:rsid="0024817c" officeooo:paragraph-rsid="0024817c"/>
    </style:style>
    <style:style style:name="P5" style:family="paragraph" style:parent-style-name="Standard" style:list-style-name="L1">
      <style:text-properties officeooo:rsid="0024deeb" officeooo:paragraph-rsid="0024deeb"/>
    </style:style>
    <style:style style:name="P6" style:family="paragraph" style:parent-style-name="Standard" style:list-style-name="L1">
      <style:text-properties officeooo:rsid="00269393" officeooo:paragraph-rsid="00269393"/>
    </style:style>
    <style:style style:name="T1" style:family="text">
      <style:text-properties officeooo:rsid="001ee5a3"/>
    </style:style>
    <style:style style:name="T2" style:family="text">
      <style:text-properties officeooo:rsid="0024817c"/>
    </style:style>
    <style:style style:name="T3" style:family="text">
      <style:text-properties officeooo:rsid="002693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 McCandless's journey was foolish because he <text:span text:style-name="T2">needlessly endangers himself by being unprepared and wastes the kill of an animal through lack of knowledge, and selfish because he </text:span>causes unnecessary worry and sadness for those <text:span text:style-name="T2">close to </text:span>him by <text:span text:style-name="T1">his lack of communication and recklessness.</text:span></text:p>
      <text:p text:style-name="P1"/>
      <text:list xml:id="list1686922578620717618" text:style-name="L1">
        <text:list-item>
          <text:p text:style-name="P3">Intro Paragraph</text:p>
          <text:list>
            <text:list-item>
              <text:p text:style-name="P3">Hook</text:p>
            </text:list-item>
            <text:list-item>
              <text:p text:style-name="P3">Background</text:p>
            </text:list-item>
            <text:list-item>
              <text:p text:style-name="P3">Thesis</text:p>
            </text:list-item>
          </text:list>
        </text:list-item>
        <text:list-item>
          <text:p text:style-name="P3">Body 1 – <text:span text:style-name="T2">Foolishness 1</text:span></text:p>
          <text:list>
            <text:list-item>
              <text:p text:style-name="P5">Unprepared for his journey</text:p>
              <text:list>
                <text:list-item>
                  <text:p text:style-name="P5">Almost dies in the rapids</text:p>
                </text:list-item>
                <text:list-item>
                  <text:p text:style-name="P5">Actually does die of starvation in Alaska</text:p>
                </text:list-item>
              </text:list>
            </text:list-item>
          </text:list>
        </text:list-item>
        <text:list-item>
          <text:p text:style-name="P4">Body 2 – Foolishness 2</text:p>
          <text:list>
            <text:list-item>
              <text:p text:style-name="P5">Wastes the moose through his lack of knowledge</text:p>
            </text:list-item>
          </text:list>
        </text:list-item>
        <text:list-item>
          <text:p text:style-name="P4">Body 3 – Selfishness 1</text:p>
          <text:list>
            <text:list-item>
              <text:p text:style-name="P5">Causes those close to him to worry because he never contacts them</text:p>
            </text:list-item>
          </text:list>
        </text:list-item>
        <text:list-item>
          <text:p text:style-name="P4">Body 4 – Selfishness 2</text:p>
          <text:list>
            <text:list-item>
              <text:p text:style-name="P5">He dies through recklessness, which causes sadness for those close to him which easily could have been prevented.</text:p>
            </text:list-item>
          </text:list>
        </text:list-item>
        <text:list-item>
          <text:p text:style-name="P4">Body 5 – Why other people are wrong</text:p>
          <text:list>
            <text:list-item>
              <text:p text:style-name="P6">It was not noble because he was only doing it for himself</text:p>
            </text:list-item>
            <text:list-item>
              <text:p text:style-name="P6">It was not admirable because he did not accomplish anything or change anyone's life for the better</text:p>
            </text:list-item>
          </text:list>
        </text:list-item>
        <text:list-item>
          <text:p text:style-name="P4">Clos<text:span text:style-name="T3">ing</text:span></text:p>
          <text:list>
            <text:list-item>
              <text:p text:style-name="P6">Restatement</text:p>
            </text:list-item>
            <text:list-item>
              <text:p text:style-name="P6">Closing sentenc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Normal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9:45:37.188381582</meta:creation-date>
    <meta:generator>LibreOffice/4.3.4.1$Linux_X86_64 LibreOffice_project/430m0$Build-1</meta:generator>
    <dc:date>2014-12-14T23:00:25.347712690</dc:date>
    <meta:editing-duration>PT39M41S</meta:editing-duration>
    <meta:editing-cycles>4</meta:editing-cycles>
    <meta:document-statistic meta:table-count="0" meta:image-count="0" meta:object-count="0" meta:page-count="1" meta:paragraph-count="21" meta:word-count="180" meta:character-count="971" meta:non-whitespace-character-count="827"/>
  </office:meta>
</office:document-meta>
</file>